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AAAAA+TimesNewRomanPSMT" svg:font-family="BAAAAA+TimesNewRomanPSMT"/>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font-name="BAAAAA+TimesNewRomanPSMT" fo:font-size="16pt" style:font-name-asian="BAAAAA+TimesNewRomanPSMT" style:font-size-asian="16pt" style:font-name-complex="BAAAAA+TimesNewRomanPSMT" style:font-size-complex="16pt"/>
    </style:style>
    <style:style style:name="P2" style:family="paragraph" style:parent-style-name="Standard" style:list-style-name="">
      <style:paragraph-properties fo:text-align="center" style:justify-single-word="false" style:text-autospace="none"/>
    </style:style>
    <style:style style:name="P3" style:family="paragraph" style:parent-style-name="Standard" style:list-style-name="">
      <style:paragraph-properties fo:text-align="start" style:justify-single-word="false" style:text-autospace="none"/>
      <style:text-properties officeooo:paragraph-rsid="001bb558"/>
    </style:style>
    <style:style style:name="P4" style:family="paragraph" style:parent-style-name="Standard" style:list-style-name="">
      <style:paragraph-properties fo:text-align="start" style:justify-single-word="false" style:text-autospace="none"/>
      <style:text-properties officeooo:paragraph-rsid="001d21d8"/>
    </style:style>
    <style:style style:name="P5" style:family="paragraph" style:parent-style-name="Standard" style:list-style-name="">
      <style:paragraph-properties fo:text-align="start" style:justify-single-word="false" style:text-autospace="none"/>
      <style:text-properties style:font-name="Courier New" fo:font-size="10pt" officeooo:paragraph-rsid="001d21d8" style:font-size-asian="10pt" style:font-size-complex="10pt"/>
    </style:style>
    <style:style style:name="P6" style:family="paragraph" style:parent-style-name="Standard" style:list-style-name="">
      <style:paragraph-properties fo:text-align="start" style:justify-single-word="false" style:text-autospace="none"/>
      <style:text-properties style:font-name="Courier New" fo:font-size="10pt" fo:font-weight="normal" officeooo:paragraph-rsid="001d3139" style:font-size-asian="10pt" style:font-weight-asian="normal" style:font-size-complex="10pt" style:font-weight-complex="normal"/>
    </style:style>
    <style:style style:name="P7" style:family="paragraph" style:parent-style-name="Standard" style:list-style-name="">
      <style:paragraph-properties fo:text-align="start" style:justify-single-word="false" style:text-autospace="none"/>
      <style:text-properties style:font-name="Courier New" fo:font-weight="bold" officeooo:paragraph-rsid="001d21d8" style:font-weight-asian="bold" style:font-weight-complex="bold"/>
    </style:style>
    <style:style style:name="P8" style:family="paragraph" style:parent-style-name="Standard" style:list-style-name="">
      <style:paragraph-properties fo:text-align="start" style:justify-single-word="false" style:text-autospace="none"/>
      <style:text-properties style:font-name="Courier New" fo:font-size="16pt" fo:font-weight="bold" officeooo:paragraph-rsid="001d3139" style:font-size-asian="16pt" style:font-weight-asian="bold" style:font-size-complex="16pt" style:font-weight-complex="bold"/>
    </style:style>
    <style:style style:name="T1" style:family="text">
      <style:text-properties style:font-name="BAAAAA+TimesNewRomanPSMT" fo:font-size="16pt" style:font-name-asian="BAAAAA+TimesNewRomanPSMT" style:font-size-asian="16pt" style:font-name-complex="BAAAAA+TimesNewRomanPSMT" style:font-size-complex="16pt"/>
    </style:style>
    <style:style style:name="T2" style:family="text">
      <style:text-properties style:font-name="BAAAAA+TimesNewRomanPSMT" fo:font-size="16pt" officeooo:rsid="001bb558" style:font-name-asian="BAAAAA+TimesNewRomanPSMT" style:font-size-asian="16pt" style:font-name-complex="BAAAAA+TimesNewRomanPSMT" style:font-size-complex="16pt"/>
    </style:style>
    <style:style style:name="T3" style:family="text">
      <style:text-properties style:font-name="BAAAAA+TimesNewRomanPSMT" fo:font-size="16pt" officeooo:rsid="001d21d8" style:font-name-asian="BAAAAA+TimesNewRomanPSMT" style:font-size-asian="16pt" style:font-name-complex="BAAAAA+TimesNewRomanPSMT" style:font-size-complex="16pt"/>
    </style:style>
    <style:style style:name="T4" style:family="text">
      <style:text-properties fo:font-size="16pt" officeooo:rsid="001d21d8" style:font-name-asian="BAAAAA+TimesNewRomanPSMT" style:font-size-asian="16pt" style:font-name-complex="BAAAAA+TimesNewRomanPSMT" style:font-size-complex="16pt"/>
    </style:style>
    <style:style style:name="T5" style:family="text">
      <style:text-properties fo:font-size="16pt" officeooo:rsid="001d3139" style:font-name-asian="BAAAAA+TimesNewRomanPSMT" style:font-size-asian="16pt" style:font-name-complex="BAAAAA+TimesNewRomanPSMT" style:font-size-complex="16pt"/>
    </style:style>
    <style:style style:name="T6" style:family="text">
      <style:text-properties officeooo:rsid="001d21d8" style:font-name-asian="BAAAAA+TimesNewRomanPSMT" style:font-name-complex="BAAAAA+TimesNewRomanPSMT"/>
    </style:style>
    <style:style style:name="T7" style:family="text">
      <style:text-properties officeooo:rsid="001d3139" style:font-name-asian="BAAAAA+TimesNewRomanPSMT" style:font-name-complex="BAAAAA+TimesNewRomanPSMT"/>
    </style:style>
    <style:style style:name="T8" style:family="text">
      <style:text-properties officeooo:rsid="001bb558"/>
    </style:style>
    <style:style style:name="T9" style:family="text">
      <style:text-properties fo:font-size="10pt" style:font-size-asian="10pt" style:font-size-complex="10pt"/>
    </style:style>
    <style:style style:name="T10" style:family="text">
      <style:text-properties fo:font-size="10pt" fo:font-weight="normal" style:font-size-asian="10pt" style:font-weight-asian="normal" style:font-size-complex="10pt"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in KhorsandiAghai</text:p>
      <text:p text:style-name="P1">Assignment <text:span text:style-name="T8">4</text:span></text:p>
      <text:p text:style-name="P2"><text:span text:style-name="T1">Compiler Design Project Course</text:span></text:p>
      <text:p text:style-name="P2"><text:span text:style-name="T1"><text:date style:data-style-name="N37" text:date-value="2012-02-20T15:11:42" text:fixed="true">02/20/12</text:date></text:span></text:p>
      <text:p text:style-name="P2"><text:span text:style-name="T1"/></text:p>
      <text:p text:style-name="P2"><text:span text:style-name="T1"/></text:p>
      <text:p text:style-name="P3"><text:span text:style-name="T2">To translate control flow I used both conditional and unconditional jumps. In conditional jump I used the EQ constructor from rtl.sml. </text:span></text:p>
      <text:p text:style-name="P3"><text:span text:style-name="T2">To translate variable refrences I saved some information in the environment such as the global or local (using 0 for local and 1 for global), array or scalar using 0 for arrays and variable name (temp) for scalars.</text:span></text:p>
      <text:p text:style-name="P3"><text:span text:style-name="T2"/></text:p>
      <text:p text:style-name="P3"><text:span text:style-name="T2">Followong is the list of rtl output of selected Uc programs.</text:span></text:p>
      <text:p text:style-name="P3"><text:span text:style-name="T2"/></text:p>
      <text:p text:style-name="P3"><text:span text:style-name="T2"/></text:p>
      <text:p text:style-name="P7"><text:span text:style-name="T4">1)</text:span><text:span text:style-name="T5">l05.c</text:span></text:p>
      <text:p text:style-name="P7"><text:span text:style-name="T4">int main(void) {</text:span></text:p>
      <text:p text:style-name="P7"><text:span text:style-name="T4"><text:s text:c="2"/>int i;</text:span></text:p>
      <text:p text:style-name="P7"><text:span text:style-name="T4"><text:s text:c="2"/>1!=!3;</text:span></text:p>
      <text:p text:style-name="P7"><text:span text:style-name="T4"><text:s text:c="2"/>4&amp;&amp;(6);</text:span></text:p>
      <text:p text:style-name="P7"><text:span text:style-name="T4"><text:s text:c="2"/>7* 8+10;</text:span></text:p>
      <text:p text:style-name="P7"><text:span text:style-name="T4"><text:s text:c="2"/>(11-12)+(12/16);</text:span></text:p>
      <text:p text:style-name="P7"><text:span text:style-name="T4"><text:s text:c="2"/>17&lt;=18 &lt;-20;</text:span></text:p>
      <text:p text:style-name="P7"><text:span text:style-name="T4"><text:s text:c="2"/>i=21==22;</text:span></text:p>
      <text:p text:style-name="P7"><text:span text:style-name="T4"><text:s text:c="2"/>25 &gt;=27&gt;28;</text:span></text:p>
      <text:p text:style-name="P7"><text:span text:style-name="T4">}</text:span></text:p>
      <text:p text:style-name="P3"><text:span text:style-name="T2"/></text:p>
      <text:p text:style-name="P4"><text:span text:style-name="T3"></text:span></text:p>
      <text:p text:style-name="P5"><text:span text:style-name="T6">(procedure Pmain</text:span></text:p>
      <text:p text:style-name="P5"><text:span text:style-name="T6"><text:tab/>(formals)</text:span></text:p>
      <text:p text:style-name="P5"><text:span text:style-name="T6"><text:tab/>(locals t2 t3 t4 t5 t6 t7 t8 t9 t10 t11 t12 t13 t14 t15 t16 t17 t18 t19 t20 t21 t22 t23 t24 t25 t26 t27 t28 t29 t30 t31 t32 t33 t34 t35 t36 t37 t38 t39)</text:span></text:p>
      <text:p text:style-name="P5"><text:span text:style-name="T6"><text:tab/>(frameSize 0)</text:span></text:p>
      <text:p text:style-name="P5"><text:span text:style-name="T6"><text:tab/>(set t3 1)</text:span></text:p>
      <text:p text:style-name="P5"><text:span text:style-name="T6"><text:tab/>(set t4 0)</text:span></text:p>
      <text:p text:style-name="P5"><text:span text:style-name="T6"><text:tab/>(set t5 3)</text:span></text:p>
      <text:p text:style-name="P5"><text:span text:style-name="T6"><text:tab/>(if (eq t4 t5) (goto L100))</text:span></text:p>
      <text:p text:style-name="P5"><text:span text:style-name="T6"><text:tab/>(set t6 t0)</text:span></text:p>
      <text:p text:style-name="P5"><text:soft-page-break/><text:span text:style-name="T6"><text:tab/>(goto L101)</text:span></text:p>
      <text:p text:style-name="P5"><text:span text:style-name="T6">L100:</text:span></text:p>
      <text:p text:style-name="P5"><text:span text:style-name="T6"><text:tab/>(set t6 t1)</text:span></text:p>
      <text:p text:style-name="P5"><text:span text:style-name="T6">L101:</text:span></text:p>
      <text:p text:style-name="P5"><text:span text:style-name="T6"><text:tab/>(if (ne t3 t6) (goto L102))</text:span></text:p>
      <text:p text:style-name="P5"><text:span text:style-name="T6"><text:tab/>(set t7 t0)</text:span></text:p>
      <text:p text:style-name="P5"><text:span text:style-name="T6"><text:tab/>(goto L103)</text:span></text:p>
      <text:p text:style-name="P5"><text:span text:style-name="T6">L102:</text:span></text:p>
      <text:p text:style-name="P5"><text:span text:style-name="T6"><text:tab/>(set t7 t1)</text:span></text:p>
      <text:p text:style-name="P5"><text:span text:style-name="T6">L103:</text:span></text:p>
      <text:p text:style-name="P5"><text:span text:style-name="T6"><text:tab/>(set t8 4)</text:span></text:p>
      <text:p text:style-name="P5"><text:span text:style-name="T6"><text:tab/>(if (eq t8 t0) (goto L104))</text:span></text:p>
      <text:p text:style-name="P5"><text:span text:style-name="T6"><text:tab/>(set t9 6)</text:span></text:p>
      <text:p text:style-name="P5"><text:span text:style-name="T6"><text:tab/>(if (eq t9 t0) (goto L104))</text:span></text:p>
      <text:p text:style-name="P5"><text:span text:style-name="T6"><text:tab/>(set t10 t8)</text:span></text:p>
      <text:p text:style-name="P5"><text:span text:style-name="T6"><text:tab/>(goto L105)</text:span></text:p>
      <text:p text:style-name="P5"><text:span text:style-name="T6">L104:</text:span></text:p>
      <text:p text:style-name="P5"><text:span text:style-name="T6"><text:tab/>(set t10 t9)</text:span></text:p>
      <text:p text:style-name="P5"><text:span text:style-name="T6">L105:</text:span></text:p>
      <text:p text:style-name="P5"><text:span text:style-name="T6"><text:tab/>(set t11 7)</text:span></text:p>
      <text:p text:style-name="P5"><text:span text:style-name="T6"><text:tab/>(set t12 8)</text:span></text:p>
      <text:p text:style-name="P5"><text:span text:style-name="T6"><text:tab/>(set t13 (mul t11 t12))</text:span></text:p>
      <text:p text:style-name="P5"><text:span text:style-name="T6"><text:tab/>(set t14 10)</text:span></text:p>
      <text:p text:style-name="P5"><text:span text:style-name="T6"><text:tab/>(set t15 (add t13 t14))</text:span></text:p>
      <text:p text:style-name="P5"><text:span text:style-name="T6"><text:tab/>(set t16 11)</text:span></text:p>
      <text:p text:style-name="P5"><text:span text:style-name="T6"><text:tab/>(set t17 12)</text:span></text:p>
      <text:p text:style-name="P5"><text:span text:style-name="T6"><text:tab/>(set t18 (sub t16 t17))</text:span></text:p>
      <text:p text:style-name="P5"><text:span text:style-name="T6"><text:tab/>(set t19 12)</text:span></text:p>
      <text:p text:style-name="P5"><text:span text:style-name="T6"><text:tab/>(set t20 16)</text:span></text:p>
      <text:p text:style-name="P5"><text:span text:style-name="T6"><text:tab/>(set t21 (div t19 t20))</text:span></text:p>
      <text:p text:style-name="P5"><text:span text:style-name="T6"><text:tab/>(set t22 (add t18 t21))</text:span></text:p>
      <text:p text:style-name="P5"><text:span text:style-name="T6"><text:tab/>(set t23 17)</text:span></text:p>
      <text:p text:style-name="P5"><text:span text:style-name="T6"><text:tab/>(set t24 18)</text:span></text:p>
      <text:p text:style-name="P5"><text:span text:style-name="T6"><text:tab/>(if (le t23 t24) (goto L106))</text:span></text:p>
      <text:p text:style-name="P5"><text:span text:style-name="T6"><text:tab/>(set t25 t0)</text:span></text:p>
      <text:p text:style-name="P5"><text:span text:style-name="T6"><text:tab/>(goto L107)</text:span></text:p>
      <text:p text:style-name="P5"><text:span text:style-name="T6">L106:</text:span></text:p>
      <text:p text:style-name="P5"><text:span text:style-name="T6"><text:tab/>(set t25 t1)</text:span></text:p>
      <text:p text:style-name="P5"><text:span text:style-name="T6">L107:</text:span></text:p>
      <text:p text:style-name="P5"><text:span text:style-name="T6"><text:tab/>(set t26 0)</text:span></text:p>
      <text:p text:style-name="P5"><text:span text:style-name="T6"><text:tab/>(set t27 20)</text:span></text:p>
      <text:p text:style-name="P5"><text:span text:style-name="T6"><text:tab/>(set t28 (sub t26 t27))</text:span></text:p>
      <text:p text:style-name="P5"><text:span text:style-name="T6"><text:tab/>(if (lt t25 t28) (goto L108))</text:span></text:p>
      <text:p text:style-name="P5"><text:span text:style-name="T6"><text:tab/>(set t29 t0)</text:span></text:p>
      <text:p text:style-name="P5"><text:span text:style-name="T6"><text:tab/>(goto L109)</text:span></text:p>
      <text:p text:style-name="P5"><text:span text:style-name="T6">L108:</text:span></text:p>
      <text:p text:style-name="P5"><text:span text:style-name="T6"><text:tab/>(set t29 t1)</text:span></text:p>
      <text:p text:style-name="P5"><text:span text:style-name="T6">L109:</text:span></text:p>
      <text:p text:style-name="P5"><text:span text:style-name="T6"><text:tab/>(set t30 21)</text:span></text:p>
      <text:p text:style-name="P5"><text:span text:style-name="T6"><text:tab/>(set t31 22)</text:span></text:p>
      <text:p text:style-name="P5"><text:span text:style-name="T6"><text:tab/>(if (eq t30 t31) (goto L110))</text:span></text:p>
      <text:p text:style-name="P5"><text:span text:style-name="T6"><text:tab/>(set t32 t0)</text:span></text:p>
      <text:p text:style-name="P5"><text:span text:style-name="T6"><text:tab/>(goto L111)</text:span></text:p>
      <text:p text:style-name="P5"><text:span text:style-name="T6">L110:</text:span></text:p>
      <text:p text:style-name="P5"><text:span text:style-name="T6"><text:tab/>(set t32 t1)</text:span></text:p>
      <text:p text:style-name="P5"><text:span text:style-name="T6">L111:</text:span></text:p>
      <text:p text:style-name="P5"><text:span text:style-name="T6"><text:tab/>(set t33 t2)</text:span></text:p>
      <text:p text:style-name="P5"><text:span text:style-name="T6"><text:tab/>(store_l t34 t32)</text:span></text:p>
      <text:p text:style-name="P5"><text:span text:style-name="T6"><text:tab/>(set t35 25)</text:span></text:p>
      <text:p text:style-name="P5"><text:soft-page-break/><text:span text:style-name="T6"><text:tab/>(set t36 27)</text:span></text:p>
      <text:p text:style-name="P5"><text:span text:style-name="T6"><text:tab/>(if (ge t35 t36) (goto L112))</text:span></text:p>
      <text:p text:style-name="P5"><text:span text:style-name="T6"><text:tab/>(set t37 t0)</text:span></text:p>
      <text:p text:style-name="P5"><text:span text:style-name="T6"><text:tab/>(goto L113)</text:span></text:p>
      <text:p text:style-name="P5"><text:span text:style-name="T6">L112:</text:span></text:p>
      <text:p text:style-name="P5"><text:span text:style-name="T6"><text:tab/>(set t37 t1)</text:span></text:p>
      <text:p text:style-name="P5"><text:span text:style-name="T6">L113:</text:span></text:p>
      <text:p text:style-name="P5"><text:span text:style-name="T6"><text:tab/>(set t38 28)</text:span></text:p>
      <text:p text:style-name="P5"><text:span text:style-name="T6"><text:tab/>(if (gt t37 t38) (goto L114))</text:span></text:p>
      <text:p text:style-name="P5"><text:span text:style-name="T6"><text:tab/>(set t39 t0)</text:span></text:p>
      <text:p text:style-name="P5"><text:span text:style-name="T6"><text:tab/>(goto L115)</text:span></text:p>
      <text:p text:style-name="P5"><text:span text:style-name="T6">L114:</text:span></text:p>
      <text:p text:style-name="P5"><text:span text:style-name="T6"><text:tab/>(set t39 t1)</text:span></text:p>
      <text:p text:style-name="P5"><text:span text:style-name="T6">L115:</text:span></text:p>
      <text:p text:style-name="P5"><text:span text:style-name="T6">)</text:span></text:p>
      <text:p text:style-name="P5"><text:span text:style-name="T6"/></text:p>
      <text:p text:style-name="P5"><text:span text:style-name="T6"/></text:p>
      <text:p text:style-name="P8"><text:span text:style-name="T7">2)r01.c</text:span></text:p>
      <text:p text:style-name="P8"><text:span text:style-name="T7">int x;</text:span></text:p>
      <text:p text:style-name="P8"><text:span text:style-name="T7">char y;</text:span></text:p>
      <text:p text:style-name="P8"><text:span text:style-name="T7"></text:span></text:p>
      <text:p text:style-name="P8"><text:span text:style-name="T7">int main(void) {</text:span></text:p>
      <text:p text:style-name="P8"><text:span text:style-name="T7"><text:s text:c="2"/>int z;</text:span></text:p>
      <text:p text:style-name="P8"><text:span text:style-name="T7"><text:s text:c="2"/>char w;</text:span></text:p>
      <text:p text:style-name="P8"><text:span text:style-name="T7"></text:span></text:p>
      <text:p text:style-name="P8"><text:span text:style-name="T7"><text:s/>x = 42;</text:span></text:p>
      <text:p text:style-name="P8"><text:span text:style-name="T7"><text:s/>y = 43;</text:span></text:p>
      <text:p text:style-name="P8"><text:span text:style-name="T7"></text:span></text:p>
      <text:p text:style-name="P8"><text:span text:style-name="T7"><text:s text:c="2"/>z = 'A';</text:span></text:p>
      <text:p text:style-name="P8"><text:span text:style-name="T7"><text:s text:c="2"/>w = '\n';</text:span></text:p>
      <text:p text:style-name="P8"><text:span text:style-name="T7">}</text:span></text:p>
      <text:p text:style-name="P8"><text:span text:style-name="T7"/></text:p>
      <text:p text:style-name="P8"><text:span text:style-name="T7"></text:span></text:p>
      <text:p text:style-name="P6"><text:span text:style-name="T7">(data Vx 4)</text:span></text:p>
      <text:p text:style-name="P6"><text:span text:style-name="T7"></text:span></text:p>
      <text:p text:style-name="P6"><text:span text:style-name="T7">(data Vy 1)</text:span></text:p>
      <text:p text:style-name="P6"><text:span text:style-name="T7"></text:span></text:p>
      <text:p text:style-name="P6"><text:span text:style-name="T7">(procedure Pmain</text:span></text:p>
      <text:p text:style-name="P6"><text:span text:style-name="T7"><text:tab/>(formals)</text:span></text:p>
      <text:p text:style-name="P6"><text:span text:style-name="T7"><text:tab/>(locals t2 t3 t4 t5 t6 t7 t8 t9 t10 t11 t12 t13 t14 t15 t16 t17)</text:span></text:p>
      <text:p text:style-name="P6"><text:span text:style-name="T7"><text:tab/>(frameSize 0)</text:span></text:p>
      <text:p text:style-name="P6"><text:span text:style-name="T7"><text:tab/>(set t4 42)</text:span></text:p>
      <text:p text:style-name="P6"><text:span text:style-name="T7"><text:tab/>(set t5 x)</text:span></text:p>
      <text:p text:style-name="P6"><text:span text:style-name="T7"><text:tab/>(set t6 (load_l t5))</text:span></text:p>
      <text:p text:style-name="P6"><text:span text:style-name="T7"><text:tab/>(store_l t7 t4)</text:span></text:p>
      <text:p text:style-name="P6"><text:span text:style-name="T7"><text:tab/>(set t8 43)</text:span></text:p>
      <text:p text:style-name="P6"><text:span text:style-name="T7"><text:tab/>(set t9 y)</text:span></text:p>
      <text:p text:style-name="P6"><text:span text:style-name="T7"><text:tab/>(set t10 (load_l t9))</text:span></text:p>
      <text:p text:style-name="P6"><text:span text:style-name="T7"><text:tab/>(store_b t11 t8)</text:span></text:p>
      <text:p text:style-name="P6"><text:span text:style-name="T7"><text:tab/>(set t12 65)</text:span></text:p>
      <text:p text:style-name="P6"><text:soft-page-break/><text:span text:style-name="T7"><text:tab/>(set t13 t2)</text:span></text:p>
      <text:p text:style-name="P6"><text:span text:style-name="T7"><text:tab/>(store_l t14 t12)</text:span></text:p>
      <text:p text:style-name="P6"><text:span text:style-name="T7"><text:tab/>(set t15 10)</text:span></text:p>
      <text:p text:style-name="P6"><text:span text:style-name="T7"><text:tab/>(set t16 t3)</text:span></text:p>
      <text:p text:style-name="P6"><text:span text:style-name="T7"><text:tab/>(store_b t17 t15)</text:span></text:p>
      <text:p text:style-name="P6"><text:span text:style-name="T7">)</text:span></text:p>
      <text:p text:style-name="P6"><text:span text:style-name="T7"/></text:p>
      <text:p text:style-name="P6"><text:span text:style-name="T7"/></text:p>
      <text:p text:style-name="P8"><text:span text:style-name="T7">3)r02.c</text:span></text:p>
      <text:p text:style-name="P8"><text:span text:style-name="T7">int f(int x, int y) {</text:span></text:p>
      <text:p text:style-name="P8"><text:span text:style-name="T7"><text:s text:c="2"/>return x+y;</text:span></text:p>
      <text:p text:style-name="P8"><text:span text:style-name="T7">}</text:span></text:p>
      <text:p text:style-name="P8"><text:span text:style-name="T7"></text:span></text:p>
      <text:p text:style-name="P8"><text:span text:style-name="T7">int main(void){</text:span></text:p>
      <text:p text:style-name="P8"><text:span text:style-name="T7"><text:s text:c="2"/>f(2,3);</text:span></text:p>
      <text:p text:style-name="P8"><text:span text:style-name="T7">}</text:span></text:p>
      <text:p text:style-name="P6"><text:span text:style-name="T7"/></text:p>
      <text:p text:style-name="P6"><text:span text:style-name="T7"></text:span></text:p>
      <text:p text:style-name="P6"><text:span text:style-name="T7">(procedure Pf</text:span></text:p>
      <text:p text:style-name="P6"><text:span text:style-name="T7"><text:tab/>(formals t2 t3)</text:span></text:p>
      <text:p text:style-name="P6"><text:span text:style-name="T7"><text:tab/>(locals t4)</text:span></text:p>
      <text:p text:style-name="P6"><text:span text:style-name="T7"><text:tab/>(frameSize 0)</text:span></text:p>
      <text:p text:style-name="P6"><text:span text:style-name="T7"><text:tab/>(store_l t0 t4)</text:span></text:p>
      <text:p text:style-name="P6"><text:span text:style-name="T7">L100:</text:span></text:p>
      <text:p text:style-name="P6"><text:span text:style-name="T7"><text:tab/>(goto L100)</text:span></text:p>
      <text:p text:style-name="P6"><text:span text:style-name="T7">)</text:span></text:p>
      <text:p text:style-name="P6"><text:span text:style-name="T7"></text:span></text:p>
      <text:p text:style-name="P6"><text:span text:style-name="T7">(procedure Pmain</text:span></text:p>
      <text:p text:style-name="P6"><text:span text:style-name="T7"><text:tab/>(formals)</text:span></text:p>
      <text:p text:style-name="P6"><text:span text:style-name="T7"><text:tab/>(locals t6 t7)</text:span></text:p>
      <text:p text:style-name="P6"><text:span text:style-name="T7"><text:tab/>(frameSize 0)</text:span></text:p>
      <text:p text:style-name="P6"><text:span text:style-name="T7"><text:tab/>(set t5 (call f t6 t7))</text:span></text:p>
      <text:p text:style-name="P6"><text:span text:style-name="T7">)</text:span></text:p>
      <text:p text:style-name="P6"><text:span text:style-name="T7"/></text:p>
      <text:p text:style-name="P6"><text:span text:style-name="T7"/></text:p>
      <text:p text:style-name="P6"><text:span text:style-name="T7"/></text:p>
      <text:p text:style-name="P6"><text:span text:style-name="T7"/></text:p>
      <text:p text:style-name="P8"><text:span text:style-name="T7">4)r03.c</text:span></text:p>
      <text:p text:style-name="P8"><text:span text:style-name="T7"/></text:p>
      <text:p text:style-name="P8"><text:span text:style-name="T7">int a[10];</text:span></text:p>
      <text:p text:style-name="P8"><text:span text:style-name="T7"></text:span></text:p>
      <text:p text:style-name="P8"><text:span text:style-name="T7">int main(void) {</text:span></text:p>
      <text:p text:style-name="P8"><text:span text:style-name="T7"><text:s text:c="2"/>char b[10];</text:span></text:p>
      <text:p text:style-name="P8"><text:span text:style-name="T7"></text:span></text:p>
      <text:p text:style-name="P8"><text:span text:style-name="T7"><text:s text:c="2"/>a[3] = a[5]+7;</text:span></text:p>
      <text:p text:style-name="P8"><text:span text:style-name="T7"></text:span></text:p>
      <text:p text:style-name="P8"><text:span text:style-name="T7"><text:s text:c="2"/>b[3] = b[5]+7;</text:span></text:p>
      <text:p text:style-name="P8"><text:span text:style-name="T7">}</text:span></text:p>
      <text:p text:style-name="P8"><text:soft-page-break/><text:span text:style-name="T7"/></text:p>
      <text:p text:style-name="P6"><text:span text:style-name="T7"></text:span></text:p>
      <text:p text:style-name="P6"><text:span text:style-name="T7">(data Va 40)</text:span></text:p>
      <text:p text:style-name="P6"><text:span text:style-name="T7"></text:span></text:p>
      <text:p text:style-name="P6"><text:span text:style-name="T7">(procedure Pmain</text:span></text:p>
      <text:p text:style-name="P6"><text:span text:style-name="T7"><text:tab/>(formals)</text:span></text:p>
      <text:p text:style-name="P6"><text:span text:style-name="T7"><text:tab/>(locals t2 t3 t4 t5 t6 t7 t8 t9 t10 t11 t12 t13 t14 t21 t20 t19 t18 t17 t16 t15 t22 t23 t24 t25 t26 t27 t28 t29)</text:span></text:p>
      <text:p text:style-name="P6"><text:span text:style-name="T7"><text:tab/>(frameSize 10)</text:span></text:p>
      <text:p text:style-name="P6"><text:span text:style-name="T7"><text:tab/>(set t2 5)</text:span></text:p>
      <text:p text:style-name="P6"><text:span text:style-name="T7"><text:tab/>(set t3 4)</text:span></text:p>
      <text:p text:style-name="P6"><text:span text:style-name="T7"><text:tab/>(set t4 (mul t2 t3))</text:span></text:p>
      <text:p text:style-name="P6"><text:span text:style-name="T7"><text:tab/>(set t5 a)</text:span></text:p>
      <text:p text:style-name="P6"><text:span text:style-name="T7"><text:tab/>(set t6 (add t5 t4))</text:span></text:p>
      <text:p text:style-name="P6"><text:span text:style-name="T7"><text:tab/>(set t7 (load_l t6))</text:span></text:p>
      <text:p text:style-name="P6"><text:span text:style-name="T7"><text:tab/>(set t8 7)</text:span></text:p>
      <text:p text:style-name="P6"><text:span text:style-name="T7"><text:tab/>(set t9 (add t7 t8))</text:span></text:p>
      <text:p text:style-name="P6"><text:span text:style-name="T7"><text:tab/>(set t10 3)</text:span></text:p>
      <text:p text:style-name="P6"><text:span text:style-name="T7"><text:tab/>(set t11 4)</text:span></text:p>
      <text:p text:style-name="P6"><text:span text:style-name="T7"><text:tab/>(set t12 (mul t10 t11))</text:span></text:p>
      <text:p text:style-name="P6"><text:span text:style-name="T7"><text:tab/>(set t13 a)</text:span></text:p>
      <text:p text:style-name="P6"><text:span text:style-name="T7"><text:tab/>(set t14 (add t13 t12))</text:span></text:p>
      <text:p text:style-name="P6"><text:span text:style-name="T7"><text:tab/>(store_l t14 t9)</text:span></text:p>
      <text:p text:style-name="P6"><text:span text:style-name="T7"><text:tab/>(set t21 (load_l t20))</text:span></text:p>
      <text:p text:style-name="P6"><text:span text:style-name="T7"><text:tab/>(set t20 (add t19 t1))</text:span></text:p>
      <text:p text:style-name="P6"><text:span text:style-name="T7"><text:tab/>(set t19 (add t18 t17))</text:span></text:p>
      <text:p text:style-name="P6"><text:span text:style-name="T7"><text:tab/>(set t18 0)</text:span></text:p>
      <text:p text:style-name="P6"><text:span text:style-name="T7"><text:tab/>(set t17 (mul t15 t16))</text:span></text:p>
      <text:p text:style-name="P6"><text:span text:style-name="T7"><text:tab/>(set t16 1)</text:span></text:p>
      <text:p text:style-name="P6"><text:span text:style-name="T7"><text:tab/>(set t15 5)</text:span></text:p>
      <text:p text:style-name="P6"><text:span text:style-name="T7"><text:tab/>(set t22 7)</text:span></text:p>
      <text:p text:style-name="P6"><text:span text:style-name="T7"><text:tab/>(set t23 (add t21 t22))</text:span></text:p>
      <text:p text:style-name="P6"><text:span text:style-name="T7"><text:tab/>(set t24 3)</text:span></text:p>
      <text:p text:style-name="P6"><text:span text:style-name="T7"><text:tab/>(set t25 1)</text:span></text:p>
      <text:p text:style-name="P6"><text:span text:style-name="T7"><text:tab/>(set t26 (mul t24 t25))</text:span></text:p>
      <text:p text:style-name="P6"><text:span text:style-name="T7"><text:tab/>(set t27 0)</text:span></text:p>
      <text:p text:style-name="P6"><text:span text:style-name="T7"><text:tab/>(set t28 (add t27 t26))</text:span></text:p>
      <text:p text:style-name="P6"><text:span text:style-name="T7"><text:tab/>(set t29 (add t28 t1))</text:span></text:p>
      <text:p text:style-name="P6"><text:span text:style-name="T7"><text:tab/>(store_b t29 t23)</text:span></text:p>
      <text:p text:style-name="P6"><text:span text:style-name="T7">)</text:span></text:p>
      <text:p text:style-name="P6"><text:span text:style-name="T7"/></text:p>
      <text:p text:style-name="P6"><text:span text:style-name="T7"/></text:p>
      <text:p text:style-name="P6"><text:span text:style-name="T7"/></text:p>
      <text:p text:style-name="P8"><text:span text:style-name="T7">5)r04.c</text:span></text:p>
      <text:p text:style-name="P8"><text:span text:style-name="T7">void f(char x[]) {</text:span></text:p>
      <text:p text:style-name="P8"><text:span text:style-name="T7">;</text:span></text:p>
      <text:p text:style-name="P8"><text:span text:style-name="T7">}</text:span></text:p>
      <text:p text:style-name="P8"><text:span text:style-name="T7"></text:span></text:p>
      <text:p text:style-name="P8"><text:span text:style-name="T7">int main(void ) {</text:span></text:p>
      <text:p text:style-name="P8"><text:span text:style-name="T7"><text:s text:c="2"/>char a[7];</text:span></text:p>
      <text:p text:style-name="P8"><text:span text:style-name="T7"><text:s text:c="2"/>f(a);</text:span></text:p>
      <text:p text:style-name="P8"><text:span text:style-name="T7">}</text:span></text:p>
      <text:p text:style-name="P8"><text:span text:style-name="T7"/></text:p>
      <text:p text:style-name="P8"><text:soft-page-break/><text:span text:style-name="T7"/></text:p>
      <text:p text:style-name="P8"><text:span text:style-name="T7"></text:span></text:p>
      <text:p text:style-name="P6"><text:span text:style-name="T7">(procedure Pf</text:span></text:p>
      <text:p text:style-name="P6"><text:span text:style-name="T7"><text:tab/>(formals)</text:span></text:p>
      <text:p text:style-name="P6"><text:span text:style-name="T7"><text:tab/>(locals)</text:span></text:p>
      <text:p text:style-name="P6"><text:span text:style-name="T7"><text:tab/>(frameSize 0)</text:span></text:p>
      <text:p text:style-name="P6"><text:span text:style-name="T7">)</text:span></text:p>
      <text:p text:style-name="P6"><text:span text:style-name="T7"></text:span></text:p>
      <text:p text:style-name="P6"><text:span text:style-name="T7">(procedure Pmain</text:span></text:p>
      <text:p text:style-name="P6"><text:span text:style-name="T7"><text:tab/>(formals)</text:span></text:p>
      <text:p text:style-name="P6"><text:span text:style-name="T7"><text:tab/>(locals)</text:span></text:p>
      <text:p text:style-name="P6"><text:span text:style-name="T7"><text:tab/>(frameSize 7)</text:span></text:p>
      <text:p text:style-name="P6"><text:span text:style-name="T7"><text:tab/>(set t2 (call f))</text:span></text:p>
      <text:p text:style-name="P6"><text:span text:style-name="T7">)</text:span></text:p>
      <text:p text:style-name="P6"><text:span text:style-name="T7"/></text:p>
      <text:p text:style-name="P6"><text:span text:style-name="T7"/></text:p>
      <text:p text:style-name="P6"><text:span text:style-name="T7"/></text:p>
      <text:p text:style-name="P6"><text:span text:style-name="T7"/></text:p>
      <text:p text:style-name="P8"><text:span text:style-name="T7">6)r05.c</text:span></text:p>
      <text:p text:style-name="P8"><text:span text:style-name="T7"/></text:p>
      <text:p text:style-name="P8"><text:span text:style-name="T7">void f(int x[]) {</text:span></text:p>
      <text:p text:style-name="P8"><text:span text:style-name="T7"><text:s text:c="2"/>x[3] = x[5]+7;</text:span></text:p>
      <text:p text:style-name="P8"><text:span text:style-name="T7">}</text:span></text:p>
      <text:p text:style-name="P8"><text:span text:style-name="T7"></text:span></text:p>
      <text:p text:style-name="P8"><text:span text:style-name="T7">int a[10];</text:span></text:p>
      <text:p text:style-name="P8"><text:span text:style-name="T7"></text:span></text:p>
      <text:p text:style-name="P8"><text:span text:style-name="T7">int main(void ) {</text:span></text:p>
      <text:p text:style-name="P8"><text:span text:style-name="T7"><text:s text:c="2"/>f(a);</text:span></text:p>
      <text:p text:style-name="P8"><text:span text:style-name="T7">}</text:span></text:p>
      <text:p text:style-name="P8"><text:span text:style-name="T7"/></text:p>
      <text:p text:style-name="P8"><text:span text:style-name="T7"/></text:p>
      <text:p text:style-name="P6"><text:span text:style-name="T7"/></text:p>
      <text:p text:style-name="P6"><text:span text:style-name="T7"></text:span></text:p>
      <text:p text:style-name="P6"><text:span text:style-name="T7">(procedure Pf</text:span></text:p>
      <text:p text:style-name="P6"><text:span text:style-name="T7"><text:tab/>(formals)</text:span></text:p>
      <text:p text:style-name="P6"><text:span text:style-name="T7"><text:tab/>(locals t8 t7 t6 t5 t4 t3 t2 t9 t10 t11 t12 t13 t14 t15 t16)</text:span></text:p>
      <text:p text:style-name="P6"><text:span text:style-name="T7"><text:tab/>(frameSize 0)</text:span></text:p>
      <text:p text:style-name="P6"><text:span text:style-name="T7"><text:tab/>(set t8 (load_l t7))</text:span></text:p>
      <text:p text:style-name="P6"><text:span text:style-name="T7"><text:tab/>(set t7 (add t6 t1))</text:span></text:p>
      <text:p text:style-name="P6"><text:span text:style-name="T7"><text:tab/>(set t6 (add t5 t4))</text:span></text:p>
      <text:p text:style-name="P6"><text:span text:style-name="T7"><text:tab/>(set t5 0)</text:span></text:p>
      <text:p text:style-name="P6"><text:span text:style-name="T7"><text:tab/>(set t4 (mul t2 t3))</text:span></text:p>
      <text:p text:style-name="P6"><text:span text:style-name="T7"><text:tab/>(set t3 4)</text:span></text:p>
      <text:p text:style-name="P6"><text:span text:style-name="T7"><text:tab/>(set t2 5)</text:span></text:p>
      <text:p text:style-name="P6"><text:span text:style-name="T7"><text:tab/>(set t9 7)</text:span></text:p>
      <text:p text:style-name="P6"><text:span text:style-name="T7"><text:tab/>(set t10 (add t8 t9))</text:span></text:p>
      <text:p text:style-name="P6"><text:span text:style-name="T7"><text:tab/>(set t11 3)</text:span></text:p>
      <text:p text:style-name="P6"><text:span text:style-name="T7"><text:tab/>(set t12 4)</text:span></text:p>
      <text:p text:style-name="P6"><text:span text:style-name="T7"><text:tab/>(set t13 (mul t11 t12))</text:span></text:p>
      <text:p text:style-name="P6"><text:span text:style-name="T7"><text:tab/>(set t14 0)</text:span></text:p>
      <text:p text:style-name="P6"><text:soft-page-break/><text:span text:style-name="T7"><text:tab/>(set t15 (add t14 t13))</text:span></text:p>
      <text:p text:style-name="P6"><text:span text:style-name="T7"><text:tab/>(set t16 (add t15 t1))</text:span></text:p>
      <text:p text:style-name="P6"><text:span text:style-name="T7"><text:tab/>(store_l t16 t10)</text:span></text:p>
      <text:p text:style-name="P6"><text:span text:style-name="T7">)</text:span></text:p>
      <text:p text:style-name="P6"><text:span text:style-name="T7"></text:span></text:p>
      <text:p text:style-name="P6"><text:span text:style-name="T7">(data Va 40)</text:span></text:p>
      <text:p text:style-name="P6"><text:span text:style-name="T7"></text:span></text:p>
      <text:p text:style-name="P6"><text:span text:style-name="T7">(procedure Pmain</text:span></text:p>
      <text:p text:style-name="P6"><text:span text:style-name="T7"><text:tab/>(formals)</text:span></text:p>
      <text:p text:style-name="P6"><text:span text:style-name="T7"><text:tab/>(locals)</text:span></text:p>
      <text:p text:style-name="P6"><text:span text:style-name="T7"><text:tab/>(frameSize 0)</text:span></text:p>
      <text:p text:style-name="P6"><text:span text:style-name="T7"><text:tab/>(set t17 (call f))</text:span></text:p>
      <text:p text:style-name="P6"><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AAAAA+TimesNewRomanPSMT" svg:font-family="BAAAAA+TimesNewRomanPSMT"/>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n </meta:initial-creator>
    <meta:creation-date>2012-02-20T15:10:52</meta:creation-date>
    <dc:date>2012-02-20T15:31:39</dc:date>
    <dc:creator>amin </dc:creator>
    <meta:editing-duration>PT00H20M48S</meta:editing-duration>
    <meta:editing-cycles>3</meta:editing-cycles>
    <meta:generator>OpenOffice.org/3.2$Linux OpenOffice.org_project/320m19$Build-9505</meta:generator>
    <meta:document-statistic meta:table-count="0" meta:image-count="0" meta:object-count="0" meta:page-count="7" meta:paragraph-count="275" meta:word-count="835" meta:character-count="4256"/>
  </office:meta>
</office:document-meta>
</file>